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raken jspll-f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2925" calcext:value-type="float">
            <text:p>2925</text:p>
          </table:table-cell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<text:s text:c="3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\": 1,</text:p>
            <text:p>  "et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)MARIECLA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b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co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c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e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ndro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ng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nser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nt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p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etuM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he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hist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histoir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hom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mit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nfirmeri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Ist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l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MARIECLAIRE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M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o6MARIECLAI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oblige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Orpheli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ouv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S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s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t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ut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===lre7Isisi1I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eiII1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ouv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etMARIECLAIR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Fr7GIG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1po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hem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t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meein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or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lor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on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phonse1ent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onse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on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hons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pon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uyez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ugust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u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sit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ussi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y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il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d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lEil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llEMARECLAIRE5t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lEMARECLAIRE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slou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to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c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gei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g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r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geri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g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so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t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te;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eressem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t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t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ucou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ucoup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coupsouff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g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bliot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hke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chkekv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e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m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t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ento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ento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en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n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l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ckren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seQuelqu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s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ss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ssnt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t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zr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ntsIsoMARIECLA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quien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ui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ou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n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nc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nch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;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gr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P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nche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hesscend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c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ncsqu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donneeMr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donn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d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g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n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b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eu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ois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lMARIECLAI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sT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itnt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nbonsAu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dsMARIECLAIRELpresmi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h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jo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on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onneEs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neP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nn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ns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soir;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u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rdures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rdurespri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ouche;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A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NIERIECLAI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Quelque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ri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h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c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c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d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d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u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g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ugiellu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il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illonnntLor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qu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qu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donn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ureu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ourgeo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g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rsouff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scu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u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u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u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b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b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bi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bi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v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b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ue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l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l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l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l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d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nd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och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lu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n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nch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nches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r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s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uett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u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uilr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r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r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r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s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sMl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s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su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i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ui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it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it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ui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me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rusquemen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s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ymment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y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ynt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yntlMARIECLAIR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ynts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v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s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c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s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e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or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ssecou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s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s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s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e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teux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ime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t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tt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tt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herontr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e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s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isso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so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son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son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issonspp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v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v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vr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nt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6te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teimg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te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6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7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brio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h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cherrr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h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h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h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h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h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omp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ompgnerrev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ou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ourir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ou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ro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t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in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lu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emb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m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entr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pend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qu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qu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j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s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s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s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ser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ser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es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tt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et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ttepu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em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min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eulOrgueil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n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m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rch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erch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cher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ch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ch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chi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r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o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s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ur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eu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eveuxcou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eux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euxM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eux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ev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z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z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gr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grine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c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ien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n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enneLorsqu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n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ien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nu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gno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iseJ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serem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b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mbr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br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bre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p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mp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ps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mpT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ng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ge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gion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nson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s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nsonsMARIECLAIR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nt;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n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nteur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nt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hosechvi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s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os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p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pel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p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p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p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pp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qu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h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quegli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quemin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ques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b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g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ron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ss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e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ti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gn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tig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gn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gni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tignier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in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t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tte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uchotementse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cho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ud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drond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ff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fferPu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f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e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l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ll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llou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llo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q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proqu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rci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i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c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qu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m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och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o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u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b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pgn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m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nn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t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n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ch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f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ff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ffe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in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llineC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ineHen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ineMARIECLAIRo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i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m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ien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ts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iquep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dhbi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engourd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c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encem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c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c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c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g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g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trnsp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i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io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gn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gne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gnes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g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inte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k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l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o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os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nd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pr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n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reni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n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pr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pris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t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tement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tement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t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p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t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u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duis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duist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d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e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ess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ession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nc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nce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inc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o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ond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min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ni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s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nissis;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ssisA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ss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niss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i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n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scie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s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il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r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erv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o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m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ent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te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ente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in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tinu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tinu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inu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tinui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in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i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our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n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ev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n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vers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qu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q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q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be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b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b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ef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e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net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rp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rps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p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s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u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t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teCARIBCLAIREQuel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egucheMARIBCLAIR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te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tte1infirm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tt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l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m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te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u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c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ch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ch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ch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ch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lo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loi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loirsjusqu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MARIECLA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up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e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ers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p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up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p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ur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be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b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gement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ri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u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ur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r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s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s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s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t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euf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e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uu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urss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ver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ver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ver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vertu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uverture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vri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v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uvr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qu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mil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ss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ess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ss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u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ri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i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ierO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f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gn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ig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in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in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int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ntif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r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sientcontinuel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mo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m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mpon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ch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ir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s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ix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q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y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royisen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yisu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y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roy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qu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reC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rio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r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utgu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v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qu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ss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sures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t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echis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ti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tit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tseu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t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iv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t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strop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tu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chem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isin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uisine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ine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inier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i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ltivt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ureAu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edisp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eIl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eMARIECLAI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eQuin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ett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riesJ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i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us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us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s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sitjmisC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v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dA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ugus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ugustin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ugustin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oyer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rr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b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cord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het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o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nger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dr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bl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g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el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Quel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l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n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t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trer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pechet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esb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ireJoly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resAng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siresAnges]MARIECLAIREr5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resAng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resAngesJ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loi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eslo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lois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loisTent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lois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p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to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eMARIECLA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trecom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tr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g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gen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gen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geneq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J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m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ux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ZEK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ff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gesteffectu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gn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bit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bi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sto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hiv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hui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b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ci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e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er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ic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ffici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gn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in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nch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imnch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n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dire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c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oi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recto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ctsA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p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ge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scord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cu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i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is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i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i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isnt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n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er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o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o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rit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pr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spru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p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u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u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simur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nc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ngueNo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ngu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ing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b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it11MARIECLAIRE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com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l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l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nnc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es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t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xh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xneu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xse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o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lrs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ls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L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eso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ir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mou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di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gois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o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1her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lesp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svo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bt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c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rin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ig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oigt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ig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t1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on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n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nne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onn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ni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envnt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mienttrnquilment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m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orm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toi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ortoi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toir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rtoi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os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ss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s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c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uc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c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ceur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c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dou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lou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lou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u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uurs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v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ouz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uz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perce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pouv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p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e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e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ge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gons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roite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ite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i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oitf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it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p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tic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u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ouffer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trebtt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ret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rn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duche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d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dort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E2EEEsp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gu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p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p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s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t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v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vet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vnc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vnt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v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y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31eeElki5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3L==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h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i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irit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mmi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r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ute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u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couter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utez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utezmo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r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c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r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u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E==fi)==xWZ31tTrvrW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eg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c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ffor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ffort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ry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ffrye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ry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ry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l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o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ou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r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iEIlrAV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inter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el1MARIECLAIRE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Au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c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commen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co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c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hbi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j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m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mem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mr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mr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m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n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oig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pen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rece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rm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brr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rr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br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rss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br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me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o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e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y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lo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lo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r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ort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r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o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or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ress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r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uv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ch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i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ncore;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long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mhbit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r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ur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urg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urnt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o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r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r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ormis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dro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dro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er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in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m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ce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fntA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nfnts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nt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o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fonc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el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igo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I1II3ID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j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li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llon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moi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y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y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nuy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or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ormeMARIECLAIREPr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ppu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pronon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pet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ep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g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r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e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semboMARIECLA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eve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su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suit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tendi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ntvenirmARIECLA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entendr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re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re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nd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ndurco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t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te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enzv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er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o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tou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o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nt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ntrer5MARIECLAIRE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r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reron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r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r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tr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in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tr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trits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tr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trouve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velop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velop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v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vir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vo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vo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el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ers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et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p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n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i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luch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uvnt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ouvntees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pu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l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liers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ce4s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e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oufepe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o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ouff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s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sy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t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sth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sther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t1MARIECLA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b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t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c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compl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do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evert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hrmonieus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ent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tientg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entm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ent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iezorgueilus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t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Lutom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m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vendue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itven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j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je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jment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j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l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mentri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ml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m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n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onne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onn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ourd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qu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qu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t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trecon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retomb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re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r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roMARIECLAIR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tsc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trembesUnpeuvntlh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v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voul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w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m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gen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ssi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ut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uxi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x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xmem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v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i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m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i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iqu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t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rn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ordin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ordinires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ordinires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che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h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his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hi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c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imente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c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emme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me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mm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nd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ientpen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e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m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e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`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me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mer;Erep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r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spp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e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m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ermie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ermier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s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s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sp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sviend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er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itviom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m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rru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rv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t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eu;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uil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ui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uil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uT;eeeeeeeeee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ec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ectu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ectu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ib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ir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irm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f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fron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ot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g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sse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gure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gu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l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h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ilsEn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s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m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i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n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i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is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iss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itr8MARIECLAIR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ire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cr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je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resort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ien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isien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ientpen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si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isitcou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t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ent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tes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pro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x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x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x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xient1tr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x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i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i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lu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llu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c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riss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mb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m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ncs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oi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isre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isttendislong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o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d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d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orc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orc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tJrri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g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id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ort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ue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il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n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ur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rg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rge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r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e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re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ch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nd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s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sonn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is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nc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oidhu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d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g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ontAchem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b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p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tteco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pp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pp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sC]s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it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y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cinntdi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GELARs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tig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d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d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i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m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ie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ie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ier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m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re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ri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ie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ris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ur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fus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s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mo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s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fut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teu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tj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x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x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(FIN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rie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MARIECLAIREmp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d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d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drmes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evie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u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u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ou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ou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noux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rehu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ensq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b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et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et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etsp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r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es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tes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t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GiYV1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g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i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e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li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ssjusquuf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ssntesrri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eu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eux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neux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euxMARIECLAI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ou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nfn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rg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mndiseC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mn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rmn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utt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tte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ttesrou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ouver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c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ci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die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ditt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dlong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eni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g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gonsrepo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ffe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p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per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mp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imp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nc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ns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seIlsr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isT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rncuri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grndfris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fute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ndi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m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p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nd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rndsges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s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sr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dtri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nressemb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nschucho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n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ndit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onrPers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gro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ossehorlo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ossespom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et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si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s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v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ve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v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v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z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s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p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spil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ch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uch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uePer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Perd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riss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uerr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uet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b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t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bi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c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enriDeslo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nr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ure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ur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MARIECLAIR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u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ron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oir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n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ngrD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omm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nt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nt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teu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te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nteux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quets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lo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r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r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uxAujourdh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di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sr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srd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lo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lotteS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b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in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is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s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tesD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e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u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MARIECLAIREz3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r6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snd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sq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tsTe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1e11I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1MARIECLAIREn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M1t1lIIWH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c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iJ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ciMARIECLAIREo9Ient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iro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LIO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e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gu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g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g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lllllllAllIIllllikshl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imgini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L2S5gnE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min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m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mou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p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refu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ressem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ent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o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sse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svstientsm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v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g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gi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g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gi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itis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LIh%IIl==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ensech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ens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ob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n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ossi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mpossi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r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pti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ptient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l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mmo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n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orrig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p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ffe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ffrenteS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feri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rmeLhist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qui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quiet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quiet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k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ns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irMARIECLAIRE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o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lr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tntChron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n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ul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ltnts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uppor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lig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llig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e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ieuremen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i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gu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rouv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ut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pp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nqu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regulier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meri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s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ss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ss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si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ss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zeX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ccourus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cer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Je1cou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commen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commenc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ee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esf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espou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essp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emendor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mperc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en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ent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f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reconni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ressen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tend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ent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ten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tr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tr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t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n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pour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pou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cru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nt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st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even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rme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en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en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per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sp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uy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sy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essy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susChri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s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terco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Jet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ti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isss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is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t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u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eu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ux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ve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voy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hit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igno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iI4MARIECLAIREp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mgi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m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mt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j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Len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lirec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l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l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lous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b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mb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besnerve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is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mi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mis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nv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nvie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ff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ig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lyDes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er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e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u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is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e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eefi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e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s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our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v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v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yeux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erce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pp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p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pp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d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rd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d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din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g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rri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pi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ssis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i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tis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is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ro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tend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tt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d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e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elAchemi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m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p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qu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e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iA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q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us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q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usqu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usquurn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qu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ustine42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v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visb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conn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eg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entendus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p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touj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istrei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]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1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==LeG2IiIecGMeAtIlIiII1ItI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cteIIlXIgig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b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omp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cu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h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h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hete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c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E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cou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eD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li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gliseMr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liseseff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mbr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m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mener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mpe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cd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dro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fl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fo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or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tend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ntend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tendi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end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tend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endre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ou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t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nv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esbo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po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s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en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u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jus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usrme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xpr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xpr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ffe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u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er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heur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heu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isto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h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om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h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host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hrmon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e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e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e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n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let1INLE1nSIIIIIIIIIYAkeIR;h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g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mportnc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mt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diq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firmer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ge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ngerie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fr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gerieT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s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ten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teri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r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r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i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it1ttei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n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t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ts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ivr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P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vre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ss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vr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o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ourd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l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lu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LVIII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lior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nch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our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n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n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nnivers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scurit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bscuri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csi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cu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es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g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ig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ign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inA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n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temp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ongtemp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temp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temps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temps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u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ongue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u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u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nguestrng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IERIECLAI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qu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rdrerNRJ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eil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gueil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or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s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rsq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rs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rsq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bli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u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p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ur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r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r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u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uv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hb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nFtF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p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p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pel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p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pr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p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resmid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Pr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p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Pu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rbr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bre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de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repo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rester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ri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rsIl1MARIECLAIREp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rW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t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ttei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be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r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u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fi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mem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uim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ppr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rc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rr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i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miere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mie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m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nxEsTg1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om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o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r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utr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r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reMARIECLAIR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t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visentend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v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o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oin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voi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y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3IilIi1II2AItAILIIEEE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CLAIR8ocol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CLAIRE3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ECLAIREpen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louiss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br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omp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omp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cu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her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hi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cho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hp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hpp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i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ress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re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dro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g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ndu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u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u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ouv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c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f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fud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f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iss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re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r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rs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br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brss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emechos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ediffer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eendro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efm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eins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me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m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me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emm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o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ch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mpe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ech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pli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o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m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porterAl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nbr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c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cour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dorm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dorm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ndormi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g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gg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hr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i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n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nuyi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nuyit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b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i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ou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o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ret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r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ntri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rt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vo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vo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vo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pou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pouvntie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pris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prr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qui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chnt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e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e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eMARIECLAIR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go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i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veil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rveil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esdoig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em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sentissibndon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pp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essejtt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si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s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st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rng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t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t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ti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t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t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tt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t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u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urtri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vnou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pliq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xpliq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ffir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enou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enoui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nifi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gnif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s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sin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hb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RIECLAIREP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RIECLAIREtomb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c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en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e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eu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eux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eux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lITARICLAIREcu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li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l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mpressi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in6stE5YAET2CA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entrdnsrefecto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per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fli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Lpresmi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MISECLAIR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ins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jo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tru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n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nnt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nnten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nntquelh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rro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terrom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u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utieux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rc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ro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i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s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j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mons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son;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C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En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g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nette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o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sons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quel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q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sionn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umememo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s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ten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tresse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jvnis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lg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lg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l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greluiSo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heu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lheu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heu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heureux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h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ici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oi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oint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pro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propr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oig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oi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moi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oise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mrc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ch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n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n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d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d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ndi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ge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nge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geittouj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g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nge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no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erdor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nq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qu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n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n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te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ccu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oi;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;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;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Limpre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nd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ind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ins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i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s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issonn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t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it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itimo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oment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m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b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c6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c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nf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Jexpliq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oto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p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Pr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rr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ec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ns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rueuxpv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nt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gne;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i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ontitsensib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MIARIECLA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oMARIECLA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ntr1egl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e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t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r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ven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ver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vis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qu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qu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queuseC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q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q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qu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ce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rc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d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eRon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eTo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s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sMARIECLAIRET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t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mARIECLAIREQuelque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ot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s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o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uchoi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oi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oir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oir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choirO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esuppl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il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ilr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ilrCs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reus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r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sse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ut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on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on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uto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tons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veme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uvem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uvr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yen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ye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pe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rce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er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ouvn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pp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entscc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liq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or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or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pport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en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ppr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ppr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itu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o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o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ro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ppuy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ch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rchepi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rch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rch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ch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rchi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rchit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itcour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chnd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ch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es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et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etri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etr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r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1MARIECLAIR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rieAimee;m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ieAimee1ccomp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c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ieAime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Jent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ieAime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ieAimee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M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ouv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pou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T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Aimee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C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Ci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Cire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r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Renu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ige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i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mit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mi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mit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mottnt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q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r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i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iv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rronn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onnie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onnier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r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t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tin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rtinem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tine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tine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rtin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rty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p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perg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seo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sey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ey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u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u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u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surn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tin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i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in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titven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ten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ten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tend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tt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tti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t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m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murnteMARIECLAIRE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r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s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iqu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v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vis;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vi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visenouv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v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er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ert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il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i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vitins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o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v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p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imili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ximilie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imilienMons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imilie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ximilien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t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teri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steri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ysterieuximg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6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comp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e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cie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iens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c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nebri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ompr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ompr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g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eige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g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geMl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ige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jpp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mpe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enten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nt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our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our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ou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prou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retrou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rv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s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s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to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ttoy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uf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s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trlits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veMARIECLAIRE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vi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xis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x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g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oi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gu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g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m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m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ne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l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minch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min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ne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ees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o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o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no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h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irc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i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H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rs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s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r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m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m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seris2EE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sis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trebonn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remiso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rri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rr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urrit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urr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;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donn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usfi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jou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L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m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nour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Plusi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rece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serv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som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s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v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uvelferme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vel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v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uveu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veui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uv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uveux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i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vi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p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p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priss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riv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si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Monsieur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Quel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ssnsjmismemme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tem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teme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er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tern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ti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tit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t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e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ges6MARIECLAI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i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u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i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i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i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l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ris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ispsvoul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v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ez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v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i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visj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vi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y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ypen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be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li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bserv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sti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t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cu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ccu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cu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euf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ff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h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s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br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b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mbres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n1ouvrit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1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Peu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quit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ntl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in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onn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ei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eil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gueil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ig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ubl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bl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blier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bli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bli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bli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u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j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rgn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ve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ver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verte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ver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uverteTARICLA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v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vr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uvr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uvri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c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er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i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ine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ou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louse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ous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lo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c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ch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ch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ch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n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chnt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d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dn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end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dnt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dntqu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ni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n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ns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i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nsi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ns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ns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s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vo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c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ut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dis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dit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dre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u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d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du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du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u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u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eChi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e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ettri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mis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mission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bn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s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onng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su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s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chk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e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cchilMARIECLAI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titbn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itbr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titech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f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mo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n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rivie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it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titescch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sfi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titesm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ev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titsccou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scr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tit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e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il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i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upliers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urd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r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ss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te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t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u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x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f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ec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e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ied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d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d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ied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d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d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d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er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g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l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i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mbe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mbecheentr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mbecheffe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cet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d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ine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P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n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evo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j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n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teMe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te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ti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q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qu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s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nter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s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s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t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ti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tio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vo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ie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i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nge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ng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ngei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ng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y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uie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pr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lusb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b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dombr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g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ieur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u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jo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peti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s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ussfer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ut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nch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n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che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s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sement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t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h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che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he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h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ches;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hes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e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gne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ng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n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nt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t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itrin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trine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it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luntesP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mm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c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c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c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ort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n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er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eUnemin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i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r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rtit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t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o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se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s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ss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Mr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obt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p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prrMAlpho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pu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quo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urquo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r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r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urri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su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suite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ti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t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rt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rtt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v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vo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rv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MARIECLAIR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s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s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ss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siMr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ss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uss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o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uvions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i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uvi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ouvitp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n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uv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nte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v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pe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p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i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ier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ier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ill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o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ort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or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rend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en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rhen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p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obtio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och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roch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r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u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uy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u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u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q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ce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cequ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c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don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o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it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it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i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ipitmm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c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cution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e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f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ile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i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lMARIECLAIR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emier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miere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e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miersp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er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m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c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rend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ds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n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en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nt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ent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occu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r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p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res1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r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mi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es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q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r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que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e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ttion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te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tendn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tex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f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fit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fo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fois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grou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Di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ie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eresM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rf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erMrt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k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ess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temp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s1hbi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onnie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onn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onnier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ss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issi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ri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ritMARIECLAIRE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t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l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M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di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i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fon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fond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f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sAu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on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lo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long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longe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m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me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m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me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m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no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nongisempo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eC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eco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iet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u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u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uv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uxr2MARIECLAIRELh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prtif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r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t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ticulie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culier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ti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rti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r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t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out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t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u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v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zm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ou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utr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n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mempo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no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r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s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sse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s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ss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e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erL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ers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e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si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ssi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ssi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s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s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t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U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esb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esbns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i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i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ilit;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exprim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gn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isseen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i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pier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pi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pitr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ur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u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f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ritdouc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nich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v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vrereligi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v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ysnmoff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ys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qub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1MARIECLAI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berg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c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j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joubli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j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j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Qu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elbri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c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d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empo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obtiend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q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quelq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quelque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que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quelqu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qu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quesp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qu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revintdelmem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e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s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l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MARIECLAIREc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eNIARIECLAIREji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quel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e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estio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ug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hbi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Hen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ommen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con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empo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emp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fi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quilcherch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ent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f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pr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p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ls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ttend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nz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ou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petro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po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s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sor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stei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ritient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it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itt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ivo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nd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Qu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nde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und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n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n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nt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ntit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quo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n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n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n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onz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r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spp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ub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u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ve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vn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br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bresA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res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r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t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bus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comm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encielpr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o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co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con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cont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con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be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ondi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bondi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ondit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ondit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o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b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cni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e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e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evo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cevoi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her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her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huff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huffer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mm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mmenc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commence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mm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mmnd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mmnd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nniss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nnis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connit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con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nn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onnu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couche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uve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uver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uvr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uv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ouvri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ouv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retion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re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eilli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eilli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eil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eil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cul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di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ou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ou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dr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l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ch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er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i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er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ferm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ferm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t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s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s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u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egrd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grd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grdi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grdi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i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long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n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grdntMARIECL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d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re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gre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etA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e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rette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ett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gr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r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ul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ulie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ul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in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j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e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ig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i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indreJ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ind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joug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gie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ligieused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gieus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luis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ARIECLAIR4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b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e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erci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et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m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nt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mon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ntr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l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l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po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rq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mrq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rq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r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mrquit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rqu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u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mu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cont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co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contr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cont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cont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di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d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nd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d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ferm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fro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MARIECLA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mm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nc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onc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nt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nt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ou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t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tr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ntr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u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nu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ud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vers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ver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vo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vo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nvoy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nvoynt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etit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lo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ndi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epond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pond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pondreN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ndu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n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ons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o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u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ou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ouss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ous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prendpr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imens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pri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isSo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i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prit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ro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roch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och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och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roches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ochesdi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och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r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t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r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ugnn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ce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cen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ig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ectu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irelongu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ir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pir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ir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pirtion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ndissit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mb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ssemb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ssemb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mbnce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m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nt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sser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r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er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sort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s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st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e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stero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ien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s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ti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sti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ten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e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ir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i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omb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omb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our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tour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our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etour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ur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urn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ournn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ourn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ss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uv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uv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ouver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e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u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rouv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trouv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ussi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i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il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il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ve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nir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n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n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en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n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inrent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in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vi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ol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z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fx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g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l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en;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n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n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ntMARIECLA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u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i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vie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vier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ier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iere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vi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ll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e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men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en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m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mess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estomb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oi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oire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oi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moire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oiresreluisntes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on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nge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g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ng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ie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ni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niersou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b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be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i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g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l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es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ouge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Expliq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Lco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pre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ug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es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ir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irviom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giss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ug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oui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out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et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i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i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o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ppe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ppei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ittou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ez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or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ppor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ppr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roch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roc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pproch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ppro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et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er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rie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e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ri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riv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riv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rivitus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j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i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nge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n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og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og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ondis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sem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ssemb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ssur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ttrp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ttrp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b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isse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iss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r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on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onnien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on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y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2tHIgelAM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e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i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o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b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rn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r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b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compg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cro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croch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cu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end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resec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he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o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pper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r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tig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9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MARIECLAIR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d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r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r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oig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o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os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dress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dv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sebr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cher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cou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rs;jppe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ouv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retCo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re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retMARIECLAI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es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dre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f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f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ffcent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gn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o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mb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ie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mbientregr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i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mbitq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it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mb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brentinu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bro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lsQuel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mineMARIECLAIR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nern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m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p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mpl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nfo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fon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fon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fongi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fu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g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nuy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nsei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ibment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te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i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nt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i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i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nti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ntis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isre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recroi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s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vir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v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vopr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on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prolo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pi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rtio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te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edress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ri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eritquel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r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rit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rurejppu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vic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e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n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v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s1y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chev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enf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m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neu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ouvr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pp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p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sr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u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ei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e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i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trou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J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ul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men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u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s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uve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xpri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e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ermi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ibss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fi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enoui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gr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iss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ite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neuxMARIECLA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reb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r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ro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u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bil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biln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bil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4MARIECLAIREtilu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5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b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i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n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nne;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nnes;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es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f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fflo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fment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f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fri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eo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ig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g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e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ong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sL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lvo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ILAIRECLAIREpet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p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mpment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c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inc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ceu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cieus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cieu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cieu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quie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qui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st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eMontg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nteMontgn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eMontgne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jenD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jen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tJen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i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s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t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tu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u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exde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mb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ou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out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jv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veJos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ive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onge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longe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o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um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ig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ig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ignerPr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ig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oign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ed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i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s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sons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nce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rc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ou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pitoy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gl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glo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glo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n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s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sprv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s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t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t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cu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ccup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ccup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cup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c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eu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o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eurMr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eurr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gn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gn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ign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gn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gn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gneu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ig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i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l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in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o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irieu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r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ir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ld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ment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spiqu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iv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gn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gn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logn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bres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me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mme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m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ncv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en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es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g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ncor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nn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n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n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pupitr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ntchr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vis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nvisg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phi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d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rt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t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t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rt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r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rti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t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orti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ort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ci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din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ff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ff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ri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ff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r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ffrnc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ffr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rnte;lo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ff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g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lier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u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m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eP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p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rce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cil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ient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isD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n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r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urires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r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u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ousl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en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e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erri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t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e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en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uvenir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en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ven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uv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vent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iend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uvit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uv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y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rcevoir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er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er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ie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ini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pins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itrineNo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ei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pr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pr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ro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proch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uy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puy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u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pu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qu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t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pou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psJ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stienttrnquil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est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etr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g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o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r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r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rret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rng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rondissent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sen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eoir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er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r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ez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sezLn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iettesjusqu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i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sis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is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i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oc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ourdis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sseoi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seoir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ey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ssitut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u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su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ur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sur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s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suse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nd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er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entp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i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itpi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mgrees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i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n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trd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ment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pef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ref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ff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uit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tetr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v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ivi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v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iv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i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v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iv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iv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iv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j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ieur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peri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ieu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ieu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ieure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ieu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l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l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or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rie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rieure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urc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DesiresAn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br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M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moi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MrieAim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MrieAi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n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e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rpris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tou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rveil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veil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veil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veil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pen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erprss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tilntTitreSu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tre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e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ient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v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e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ient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i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vis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isqu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i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vi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nc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nc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ng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no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oi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oirpourqu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v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eu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ylvi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ylvinvoy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8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li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bMARIECLAIREoy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h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he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h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h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couten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i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i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l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gu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esI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emps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s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s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stom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q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di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nd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d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dr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d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du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d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n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ni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n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nt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m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rmi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rre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se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i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ien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ifi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rrinej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t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eteB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e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t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x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x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ientve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EsCEVII1A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l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lul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lul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luls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b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m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on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ions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ons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r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rn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nEuge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np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ro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it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f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prt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t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ven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t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lo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ndi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n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t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itte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it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mb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mberLobscuri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er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er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b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mbi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mb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m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nd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nnt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n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d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d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du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p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ch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chi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chi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chnt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f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ffe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ffes66MARIECLAIRE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ujoursA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co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MARIECLAI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Monsie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jours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urH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men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n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n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rnient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ni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urn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n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o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sc6t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s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si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ssi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ut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db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te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mes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ten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nti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nto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ou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fe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s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h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hu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MARIECLAIRE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n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trent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p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ilg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b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b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b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b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embr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by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p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mp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res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loig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o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pu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ssensibIrE2gsiI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in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g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n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s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ste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s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stePre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st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ste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iTAITCLAIRE89cont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ntdinso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tslorsqu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l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quilme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nquil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qu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sfor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nsform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sformm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sp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sport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nsprent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isi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si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te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it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mp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mpe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mp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mpezvous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nc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ro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t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ou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b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bse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upeuCh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stin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peu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ou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s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uv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ouveMIARIECLAIREr7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e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rouve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i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rouv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ouvi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rouvisch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iss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i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ouvi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uv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vrt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ver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rver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er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ers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er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ers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vers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i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vil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vil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vil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vil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v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sMANIECLAIRE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sses;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ch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d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tend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tend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tention;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tion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ti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entiv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t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ir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ou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t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Au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p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re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u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toyer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ubergeUnefe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b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cg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c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irect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gment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jourdh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o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ili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mr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nevoi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resdelT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r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rD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iez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i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ri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Mint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p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p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rs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sgr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sy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ussibe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d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gr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no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o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sito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otLEE5rE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ot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ot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it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su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te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or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ou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t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trefo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refoi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person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tre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sM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s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sQu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tresri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uxchm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chmp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e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f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iem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xiemej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ps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rm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xtrv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ch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ch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chercri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cherdi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cher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ch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c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v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il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l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iluseC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luse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i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d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dueHen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g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i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i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enir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i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enit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enitch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itmvert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t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u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n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nuech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u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u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u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g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gesce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it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i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rite;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er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resCelui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er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s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i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terin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ux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eztoujo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zvousdon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g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i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eil34MARIECLAIRE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Bichke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Bit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Q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rd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ressemb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rm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dr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enne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n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ient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ntsouv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r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erge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rgeq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ux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ieuxPend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f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gn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l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lg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J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tnd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ilvie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Jv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mRIECLAIRED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lvieilvit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nc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g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ngtcin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r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intn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m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o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once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io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o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ntq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n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otte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per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g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isgeD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ge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gePu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si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siteM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teursq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pl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ve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vit1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che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ited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s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sse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MARIECLAIRE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mon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mttend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ne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tu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c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veme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ivement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ivr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nch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gc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iteu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ouiss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ntAussito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cri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elu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lrm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lu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ts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co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ctionJenente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ct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c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ic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eI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ePu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nePremie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oircr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cro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Isme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j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pou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rem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s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r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s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sin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isin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s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tM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oitureCt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t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x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oixcl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x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x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o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ige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tr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d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dr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i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oui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u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i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ouitf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its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loirb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l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lu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ulu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ulu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ulussvoi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lu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ou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ousA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s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strouv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zvo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uzvousJ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ygeMARIECLAIREAp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g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g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i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oyismon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i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oyitMARIECLAIREle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yn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y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y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p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r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r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r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ri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ri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ss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uePourt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z9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eux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yeux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courrouc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cress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Dns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fermes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noirsv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euxsrreter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mett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vi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Feuille1.A2:Feuille1.B67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7:44:54.983553750</meta:creation-date>
    <dc:date>2024-10-23T17:47:03.501139729</dc:date>
    <meta:editing-duration>PT2M9S</meta:editing-duration>
    <meta:editing-cycles>1</meta:editing-cycles>
    <meta:document-statistic meta:table-count="1" meta:cell-count="13494" meta:object-count="0"/>
    <meta:generator>LibreOffice/7.6.7.2$Linux_X86_64 LibreOffice_project/60$Build-2</meta:generator>
  </office:meta>
</office:document-meta>
</file>